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80">
      <style:graphic-properties draw:fill="none" draw:stroke="dash" draw:stroke-dash="a479" svg:stroke-width="0.01042in" svg:stroke-color="#000000" svg:stroke-opacity="100%" draw:stroke-linejoin="miter" svg:stroke-linecap="butt"/>
    </style:style>
    <style:style style:family="graphic" style:name="a482">
      <style:graphic-properties draw:fill="none" draw:stroke="dash" draw:stroke-dash="a481" svg:stroke-width="0.01042in" svg:stroke-color="#000000" svg:stroke-opacity="100%" draw:stroke-linejoin="miter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2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3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86">
      <style:graphic-properties draw:fill="none" draw:stroke="dash" draw:stroke-dash="a585" svg:stroke-width="0.01042in" svg:stroke-color="#000000" svg:stroke-opacity="100%" draw:stroke-linejoin="miter" svg:stroke-linecap="butt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dash" draw:stroke-dash="a587" svg:stroke-width="0.01042in" svg:stroke-color="#000000" svg:stroke-opacity="10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.08333in" svg:stroke-color="#ff0000" svg:stroke-opacity="100%" draw:stroke-linejoin="miter" svg:stroke-linecap="butt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4167in" svg:stroke-color="#ff0000" svg:stroke-opacity="100%" draw:stroke-linejoin="miter" svg:stroke-linecap="butt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4">
      <style:graphic-properties draw:fill="none" draw:stroke="solid" svg:stroke-width="0.04167in" svg:stroke-color="#92d050" svg:stroke-opacity="100%" draw:stroke-linejoin="miter" svg:stroke-linecap="butt"/>
    </style:style>
    <style:style style:family="graphic" style:name="a476">
      <style:graphic-properties draw:fill="none" draw:stroke="dash" draw:stroke-dash="a475" svg:stroke-width="0.01042in" svg:stroke-color="#000000" svg:stroke-opacity="100%" draw:stroke-linejoin="miter" svg:stroke-linecap="butt"/>
    </style:style>
    <style:style style:family="graphic" style:name="a478">
      <style:graphic-properties draw:fill="none" draw:stroke="dash" draw:stroke-dash="a477" svg:stroke-width="0.01042in" svg:stroke-color="#000000" svg:stroke-opacity="100%" draw:stroke-linejoin="miter" svg:stroke-linecap="butt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1.89412in" svg:y="1.28235in" svg:width="0.69834in" svg:height="0.22353in" draw:id="id63" draw:style-name="a383" draw:name="Flèche : droit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14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7955in" svg:height="0.2282in" draw:id="id64" draw:style-name="a386" draw:transform="translate(-0.28978in -0.1141in) rotate(-0.92831) translate(3.02914in 1.79652in)" draw:name="Flèche : droite 4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96642in" svg:y="1.28419in" svg:width="4.83956in" svg:height="0.21717in" draw:id="id65" draw:style-name="a389" draw:name="Flèche : droite 5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65073in" svg:y="1.29392in" svg:width="0.23529in" svg:height="0.21197in" draw:id="id66" draw:style-name="a392" draw:name="Ellipse 6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989in" svg:y="1.29392in" svg:width="0.23529in" svg:height="0.21197in" draw:id="id67" draw:style-name="a395" draw:name="Ellipse 7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2712in" svg:y="1.28235in" svg:width="1.28015in" svg:height="0.21901in" draw:id="id68" draw:style-name="a398" draw:name="Flèche : droite 8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7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23052in" svg:y="1.9909in" svg:width="0.23529in" svg:height="0.21197in" draw:id="id69" draw:style-name="a401" draw:name="Ellipse 9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57955in" svg:height="0.2282in" draw:id="id70" draw:style-name="a404" draw:transform="translate(-0.28978in -0.1141in) rotate(-0.92831) translate(3.6672in 2.50323in)" draw:name="Flèche : droite 10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7955in" svg:height="0.2282in" draw:id="id71" draw:style-name="a407" draw:transform="translate(-0.28978in -0.1141in) rotate(-1.5708) translate(3.34462in 2.59803in)" draw:name="Flèche : droite 11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7955in" svg:height="0.2282in" draw:id="id72" draw:style-name="a410" draw:transform="translate(-0.28978in -0.1141in) rotate(-0.92831) translate(3.63612in 3.137in)" draw:name="Flèche : droite 12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90493in" svg:y="2.59163in" svg:width="0.23529in" svg:height="0.21197in" draw:id="id73" draw:style-name="a413" draw:name="Ellipse 13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90493in" svg:y="3.2746in" svg:width="0.23529in" svg:height="0.21197in" draw:id="id74" draw:style-name="a416" draw:name="Ellipse 14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4148in" svg:y="2.59163in" svg:width="0.88225in" svg:height="0.21197in" draw:id="id75" draw:style-name="a419" draw:name="Flèche : droite 15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00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4148in" svg:y="3.2746in" svg:width="0.88225in" svg:height="0.21197in" draw:id="id76" draw:style-name="a422" draw:name="Flèche : droite 16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00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17843in" svg:y="2.59163in" svg:width="0.23529in" svg:height="0.21197in" draw:id="id77" draw:style-name="a425" draw:name="Ellipse 17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17843in" svg:y="3.2746in" svg:width="0.23529in" svg:height="0.21197in" draw:id="id78" draw:style-name="a428" draw:name="Ellipse 18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8145in" svg:y="1.97439in" svg:width="2.15973in" svg:height="0.22848in" draw:id="id79" draw:style-name="a431" draw:name="Flèche : droite 19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5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7955in" svg:height="0.2282in" draw:id="id80" draw:style-name="a434" draw:transform="translate(-0.28978in -0.1141in) rotate(-5.64296) translate(5.71427in 2.48252in)" draw:name="Flèche : droite 20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79321in" svg:y="1.99842in" svg:width="0.23529in" svg:height="0.21197in" draw:id="id81" draw:style-name="a437" draw:name="Ellipse 21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83122in" svg:height="0.23848in" draw:id="id82" draw:style-name="a440" draw:transform="translate(-0.91561in -0.11924in) rotate(-5.70254) translate(6.26895in 2.84276in)" draw:name="Flèche : droite 22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19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08054in" svg:y="1.99842in" svg:width="0.88225in" svg:height="0.21197in" draw:id="id83" draw:style-name="a443" draw:name="Flèche : droite 23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00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05112in" svg:y="2.02883in" svg:width="0.23529in" svg:height="0.21197in" draw:id="id84" draw:style-name="a446" draw:name="Ellipse 2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73758in" svg:height="0.25347in" draw:id="id85" draw:style-name="a449" draw:transform="translate(-0.36879in -0.12673in) rotate(-5.64296) translate(7.62422in 1.81626in)" draw:name="Flèche : droite 25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88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7955in" svg:height="0.2282in" draw:id="id86" draw:style-name="a452" draw:transform="translate(-0.28978in -0.1141in) rotate(-0.92831) translate(8.28153in 1.82204in)" draw:name="Flèche : droite 26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47438in" svg:y="2.01642in" svg:width="0.23529in" svg:height="0.21197in" draw:id="id87" draw:style-name="a455" draw:name="Ellipse 27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8" draw:style-name="a459" draw:name="ZoneTexte 28" svg:x="0.24959in" svg:y="1.22004in" svg:width="1.54596in" svg:height="0.33659in">
          <draw:text-box>
            <text:p text:style-name="a458" text:class-names="" text:cond-style-name=""><text:span text:style-name="a456" text:class-names="">master</text:span><text:span text:style-name="a457" text:class-names=""/></text:p>
          </draw:text-box>
          <svg:title/>
          <svg:desc/>
        </draw:frame>
        <draw:frame draw:id="id89" draw:style-name="a463" draw:name="ZoneTexte 29" svg:x="0.20616in" svg:y="1.84813in" svg:width="1.54596in" svg:height="0.33659in">
          <draw:text-box>
            <text:p text:style-name="a462" text:class-names="" text:cond-style-name=""><text:span text:style-name="a460" text:class-names="">develop</text:span><text:span text:style-name="a461" text:class-names=""/></text:p>
          </draw:text-box>
          <svg:title/>
          <svg:desc/>
        </draw:frame>
        <draw:frame draw:id="id90" draw:style-name="a467" draw:name="ZoneTexte 30" svg:x="0.20183in" svg:y="2.52932in" svg:width="1.54596in" svg:height="0.33659in">
          <draw:text-box>
            <text:p text:style-name="a466" text:class-names="" text:cond-style-name=""><text:span text:style-name="a464" text:class-names="">feature-1</text:span><text:span text:style-name="a465" text:class-names=""/></text:p>
          </draw:text-box>
          <svg:title/>
          <svg:desc/>
        </draw:frame>
        <draw:frame draw:id="id91" draw:style-name="a471" draw:name="ZoneTexte 31" svg:x="0.23666in" svg:y="3.21228in" svg:width="1.54596in" svg:height="0.33659in">
          <draw:text-box>
            <text:p text:style-name="a470" text:class-names="" text:cond-style-name=""><text:span text:style-name="a468" text:class-names="">feature-2</text:span><text:span text:style-name="a469" text:class-names=""/></text:p>
          </draw:text-box>
          <svg:title/>
          <svg:desc/>
        </draw:frame>
        <draw:custom-shape svg:x="8.77684in" svg:y="1.9949in" svg:width="0.73043in" svg:height="0.24589in" draw:id="id92" draw:style-name="a474" draw:name="Flèche : droite 32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96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1.49793in" svg:y1="1.38834in" svg:x2="1.79555in" svg:y2="1.38834in" draw:end-shape="id88" draw:end-glue-point="1" draw:id="id93" draw:style-name="a476" draw:name="Connecteur droit 34">
          <svg:title/>
          <svg:desc/>
        </draw:connector>
        <draw:connector draw:type="line" svg:x1="1.48603in" svg:y1="2.11495in" svg:x2="3.00461in" svg:y2="2.11977in" draw:id="id94" draw:style-name="a478" draw:name="Connecteur droit 35">
          <svg:title/>
          <svg:desc/>
        </draw:connector>
        <draw:connector draw:type="line" svg:x1="1.4731in" svg:y1="2.68564in" svg:x2="3.06198in" svg:y2="2.70445in" draw:id="id95" draw:style-name="a480" draw:name="Connecteur droit 36">
          <svg:title/>
          <svg:desc/>
        </draw:connector>
        <draw:connector draw:type="line" svg:x1="1.43827in" svg:y1="3.36507in" svg:x2="3.43136in" svg:y2="3.36507in" draw:id="id96" draw:style-name="a482" draw:name="Connecteur droit 37">
          <svg:title/>
          <svg:desc/>
        </draw:connector>
        <draw:frame draw:id="id97" draw:style-name="a486" draw:name="ZoneTexte 41" svg:x="2.57164in" svg:y="0.86162in" svg:width="1.54596in" svg:height="0.33659in">
          <draw:text-box>
            <text:p text:style-name="a485" text:class-names="" text:cond-style-name=""><text:span text:style-name="a483" text:class-names="">Init commit</text:span><text:span text:style-name="a484" text:class-names=""/></text:p>
          </draw:text-box>
          <svg:title/>
          <svg:desc/>
        </draw:frame>
        <draw:frame draw:id="id98" draw:style-name="a490" draw:name="ZoneTexte 42" svg:x="3.23052in" svg:y="1.6008in" svg:width="1.8867in" svg:height="0.33659in">
          <draw:text-box>
            <text:p text:style-name="a489" text:class-names="" text:cond-style-name=""><text:span text:style-name="a487" text:class-names="">Project start point</text:span><text:span text:style-name="a488" text:class-names=""/></text:p>
          </draw:text-box>
          <svg:title/>
          <svg:desc/>
        </draw:frame>
        <draw:frame draw:id="id99" draw:style-name="a494" draw:name="ZoneTexte 43" svg:x="5.89055in" svg:y="1.46003in" svg:width="1.10697in" svg:height="0.5722in">
          <draw:text-box>
            <text:p text:style-name="a493" text:class-names="" text:cond-style-name=""><text:span text:style-name="a491" text:class-names="">Merge feature1</text:span><text:span text:style-name="a492" text:class-names=""/></text:p>
          </draw:text-box>
          <svg:title/>
          <svg:desc/>
        </draw:frame>
        <draw:frame draw:id="id100" draw:style-name="a498" draw:name="ZoneTexte 44" svg:x="7.12417in" svg:y="2.27766in" svg:width="1.08876in" svg:height="0.5722in">
          <draw:text-box>
            <text:p text:style-name="a497" text:class-names="" text:cond-style-name=""><text:span text:style-name="a495" text:class-names="">Merge feature</text:span><text:span text:style-name="a496" text:class-names="">2</text:span></text:p>
          </draw:text-box>
          <svg:title/>
          <svg:desc/>
        </draw:frame>
        <draw:connector draw:type="line" svg:x1="6.06901in" svg:y1="1.82133in" svg:x2="5.97949in" svg:y2="2.0108in" draw:id="id101" draw:style-name="a499" draw:name="Connecteur droit 46">
          <svg:title/>
          <svg:desc/>
        </draw:connector>
        <draw:connector draw:type="line" svg:x1="7.28641in" svg:y1="2.48252in" svg:x2="7.16877in" svg:y2="2.24079in" draw:end-shape="id84" draw:end-glue-point="2" draw:id="id102" draw:style-name="a500" draw:name="Connecteur droit 48">
          <svg:title/>
          <svg:desc/>
        </draw:connector>
        <draw:connector draw:type="line" svg:x1="3.52785in" svg:y1="1.89168in" svg:x2="3.43136in" svg:y2="2.02195in" draw:end-shape="id69" draw:end-glue-point="7" draw:id="id103" draw:style-name="a501" draw:name="Connecteur droit 50">
          <svg:title/>
          <svg:desc/>
        </draw:connector>
        <draw:connector draw:type="line" svg:x1="3.00461in" svg:y1="1.16287in" svg:x2="2.85157in" svg:y2="1.32496in" draw:end-shape="id66" draw:end-glue-point="7" draw:id="id104" draw:style-name="a502" draw:name="Connecteur droit 52">
          <svg:title/>
          <svg:desc/>
        </draw:connector>
        <draw:frame draw:id="id105" draw:style-name="a514" draw:name="ZoneTexte 56" svg:x="7.01251in" svg:y="0.46567in" svg:width="2.00806in" svg:height="0.5722in">
          <draw:text-box>
            <text:p text:style-name="a506" text:class-names="" text:cond-style-name=""><text:span text:style-name="a503" text:class-names="">Merge</text:span><text:span text:style-name="a504" text:class-names=""><text:s text:c="1"/></text:span><text:span text:style-name="a505" text:class-names="">develop</text:span></text:p>
            <text:p text:style-name="a513" text:class-names="" text:cond-style-name=""><text:span text:style-name="a507" text:class-names="">TAG</text:span><text:span text:style-name="a508" text:class-names=""><text:s text:c="1"/></text:span><text:span text:style-name="a509" text:class-names="">:</text:span><text:span text:style-name="a510" text:class-names=""><text:s text:c="1"/></text:span><text:span text:style-name="a511" text:class-names="">REALSE-V0.1</text:span><text:span text:style-name="a512" text:class-names=""/></text:p>
          </draw:text-box>
          <svg:title/>
          <svg:desc/>
        </draw:frame>
        <draw:frame draw:id="id106" draw:style-name="a524" draw:name="ZoneTexte 57" svg:x="8.54651in" svg:y="2.41835in" svg:width="2.40175in" svg:height="0.5722in">
          <draw:text-box>
            <text:p text:style-name="a516" text:class-names="" text:cond-style-name=""><text:span text:style-name="a515" text:class-names="">Start new develop branch</text:span></text:p>
            <text:p text:style-name="a523" text:class-names="" text:cond-style-name=""><text:span text:style-name="a517" text:class-names="">TAG</text:span><text:span text:style-name="a518" text:class-names=""><text:s text:c="1"/></text:span><text:span text:style-name="a519" text:class-names="">:</text:span><text:span text:style-name="a520" text:class-names=""><text:s text:c="1"/></text:span><text:span text:style-name="a521" text:class-names="">SPRINT-</text:span><text:span text:style-name="a522" text:class-names="">2</text:span></text:p>
          </draw:text-box>
          <svg:title/>
          <svg:desc/>
        </draw:frame>
        <draw:connector draw:type="line" svg:x1="8.01655in" svg:y1="1.03787in" draw:start-shape="id105" draw:start-glue-point="2" svg:x2="8.01655in" svg:y2="1.29392in" draw:end-shape="id67" draw:end-glue-point="0" draw:id="id107" draw:style-name="a525" draw:name="Connecteur droit 59">
          <svg:title/>
          <svg:desc/>
        </draw:connector>
        <draw:connector draw:type="line" svg:x1="8.79127in" svg:y1="2.41835in" svg:x2="8.67522in" svg:y2="2.19735in" draw:end-shape="id87" draw:end-glue-point="6" draw:id="id108" draw:style-name="a526" draw:name="Connecteur droit 61">
          <svg:title/>
          <svg:desc/>
        </draw:connector>
        <draw:frame draw:id="id109" draw:style-name="a532" draw:name="ZoneTexte 63" svg:x="1.48184in" svg:y="2.2395in" svg:width="2.00806in" svg:height="0.33659in">
          <draw:text-box>
            <text:p text:style-name="a531" text:class-names="" text:cond-style-name=""><text:span text:style-name="a527" text:class-names="">TAG :</text:span><text:span text:style-name="a528" text:class-names=""><text:s text:c="1"/></text:span><text:span text:style-name="a529" text:class-names="">SPRINT-1</text:span><text:span text:style-name="a530" text:class-names=""/></text:p>
          </draw:text-box>
          <svg:title/>
          <svg:desc/>
        </draw:frame>
        <draw:connector draw:type="line" svg:x1="3.02914in" svg:y1="2.27766in" svg:x2="3.26498in" svg:y2="2.17183in" draw:end-shape="id69" draw:end-glue-point="5" draw:id="id110" draw:style-name="a533" draw:name="Connecteur droit 65">
          <svg:title/>
          <svg:desc/>
        </draw:connector>
        <draw:connector draw:type="line" svg:x1="1.41226in" svg:y1="0.57776in" svg:x2="1.41226in" svg:y2="4.38728in" draw:id="id111" draw:style-name="a534" draw:name="Connecteur droit 67">
          <svg:title/>
          <svg:desc/>
        </draw:connector>
        <draw:frame draw:id="id112" draw:style-name="a538" draw:name="ZoneTexte 68" svg:x="-0.00124in" svg:y="0.12937in" svg:width="1.54596in" svg:height="0.40391in">
          <draw:text-box>
            <text:p text:style-name="a537" text:class-names="" text:cond-style-name=""><text:span text:style-name="a535" text:class-names="">Branches</text:span><text:span text:style-name="a536" text:class-names=""/></text:p>
          </draw:text-box>
          <svg:title/>
          <svg:desc/>
        </draw:frame>
        <draw:frame draw:id="id113" draw:style-name="a542" draw:name="ZoneTexte 69" svg:x="1.50748in" svg:y="0.12937in" svg:width="1.54596in" svg:height="0.40391in">
          <draw:text-box>
            <text:p text:style-name="a541" text:class-names="" text:cond-style-name=""><text:span text:style-name="a539" text:class-names="">Time lines</text:span><text:span text:style-name="a540" text:class-names=""/></text:p>
          </draw:text-box>
          <svg:title/>
          <svg:desc/>
        </draw:frame>
      </draw:page>
      <draw:page draw:name="Slide2" draw:style-name="a543" draw:master-page-name="Master1-Layout1-title-Diapositive-de-titre" presentation:presentation-page-layout-name="Master1-PPL1" draw:id="Slide-257">
        <draw:custom-shape svg:x="1.89412in" svg:y="1.28235in" svg:width="0.69834in" svg:height="0.22353in" draw:id="id114" draw:style-name="a546" draw:name="Flèche : droite 3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14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7955in" svg:height="0.2282in" draw:id="id115" draw:style-name="a549" draw:transform="translate(-0.28978in -0.1141in) rotate(-0.92831) translate(3.02914in 1.79652in)" draw:name="Flèche : droite 4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3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96642in" svg:y="1.28419in" svg:width="0.80953in" svg:height="0.24235in" draw:id="id116" draw:style-name="a552" draw:name="Flèche : droite 5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6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65073in" svg:y="1.29392in" svg:width="0.23529in" svg:height="0.21197in" draw:id="id117" draw:style-name="a555" draw:name="Ellipse 6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57578in" svg:y="1.29392in" svg:width="0.23529in" svg:height="0.21197in" draw:id="id118" draw:style-name="a558" draw:name="Ellipse 7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0689in" svg:y="1.28437in" svg:width="1.28015in" svg:height="0.21901in" draw:id="id119" draw:style-name="a561" draw:name="Flèche : droite 8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7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23052in" svg:y="1.9909in" svg:width="0.23529in" svg:height="0.21197in" draw:id="id120" draw:style-name="a564" draw:name="Ellipse 9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65375in" svg:y="2.03223in" svg:width="0.81967in" svg:height="0.22297in" draw:id="id121" draw:style-name="a567" draw:name="Flèche : droite 19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6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83826in" svg:y="2.02526in" svg:width="0.23529in" svg:height="0.21197in" draw:id="id122" draw:style-name="a570" draw:name="Ellipse 24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73758in" svg:height="0.25347in" draw:id="id123" draw:style-name="a573" draw:transform="translate(-0.36879in -0.12673in) rotate(-5.64296) translate(6.43382in 1.80443in)" draw:name="Flèche : droite 25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88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7976in" svg:y="1.29184in" svg:width="0.23529in" svg:height="0.21197in" draw:id="id124" draw:style-name="a576" draw:name="Ellipse 2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5" draw:style-name="a580" draw:name="ZoneTexte 29" svg:x="0.06436in" svg:y="1.19821in" svg:width="1.54596in" svg:height="0.33659in">
          <draw:text-box>
            <text:p text:style-name="a579" text:class-names="" text:cond-style-name=""><text:span text:style-name="a577" text:class-names="">develop</text:span><text:span text:style-name="a578" text:class-names=""/></text:p>
          </draw:text-box>
          <svg:title/>
          <svg:desc/>
        </draw:frame>
        <draw:frame draw:id="id126" draw:style-name="a584" draw:name="ZoneTexte 30" svg:x="0.14809in" svg:y="1.93611in" svg:width="1.54596in" svg:height="0.33659in">
          <draw:text-box>
            <text:p text:style-name="a583" text:class-names="" text:cond-style-name=""><text:span text:style-name="a581" text:class-names="">feature</text:span><text:span text:style-name="a582" text:class-names=""/></text:p>
          </draw:text-box>
          <svg:title/>
          <svg:desc/>
        </draw:frame>
        <draw:connector draw:type="line" svg:x1="1.49793in" svg:y1="1.38834in" svg:x2="1.79555in" svg:y2="1.38834in" draw:id="id127" draw:style-name="a586" draw:name="Connecteur droit 34">
          <svg:title/>
          <svg:desc/>
        </draw:connector>
        <draw:connector draw:type="line" svg:x1="1.48603in" svg:y1="2.11495in" svg:x2="3.00461in" svg:y2="2.11977in" draw:id="id128" draw:style-name="a588" draw:name="Connecteur droit 35">
          <svg:title/>
          <svg:desc/>
        </draw:connector>
        <draw:frame draw:id="id129" draw:style-name="a592" draw:name="ZoneTexte 44" svg:x="6.04323in" svg:y="2.14372in" svg:width="2.26209in" svg:height="0.5722in">
          <draw:text-box>
            <text:p text:style-name="a591" text:class-names="" text:cond-style-name=""><text:span text:style-name="a589" text:class-names="">Commit après avoir réglé tous les conflits</text:span><text:span text:style-name="a590" text:class-names=""/></text:p>
          </draw:text-box>
          <svg:title/>
          <svg:desc/>
        </draw:frame>
        <draw:connector draw:type="line" svg:x1="6.07356in" svg:y1="2.47896in" svg:x2="5.95591in" svg:y2="2.23723in" draw:end-shape="id122" draw:end-glue-point="2" draw:id="id130" draw:style-name="a593" draw:name="Connecteur droit 48">
          <svg:title/>
          <svg:desc/>
        </draw:connector>
        <draw:frame draw:id="id131" draw:style-name="a598" draw:name="ZoneTexte 56" svg:x="6.47906in" svg:y="0.26764in" svg:width="2.00806in" svg:height="0.33659in">
          <draw:text-box>
            <text:p text:style-name="a597" text:class-names="" text:cond-style-name=""><text:span text:style-name="a594" text:class-names="">Merge</text:span><text:span text:style-name="a595" text:class-names=""><text:s text:c="1"/></text:span><text:span text:style-name="a596" text:class-names="">to develop</text:span></text:p>
          </draw:text-box>
          <svg:title/>
          <svg:desc/>
        </draw:frame>
        <draw:connector draw:type="line" svg:x1="7.48309in" svg:y1="0.60423in" draw:start-shape="id131" draw:start-glue-point="2" svg:x2="6.69343in" svg:y2="1.29392in" draw:end-shape="id118" draw:end-glue-point="0" draw:id="id132" draw:style-name="a599" draw:name="Connecteur droit 59">
          <svg:title/>
          <svg:desc/>
        </draw:connector>
        <draw:connector draw:type="line" svg:x1="1.41226in" svg:y1="0.57776in" svg:x2="1.41226in" svg:y2="2.84986in" draw:id="id133" draw:style-name="a600" draw:name="Connecteur droit 67">
          <svg:title/>
          <svg:desc/>
        </draw:connector>
        <draw:frame draw:id="id134" draw:style-name="a604" draw:name="ZoneTexte 68" svg:x="-0.00124in" svg:y="0.12937in" svg:width="1.54596in" svg:height="0.40391in">
          <draw:text-box>
            <text:p text:style-name="a603" text:class-names="" text:cond-style-name=""><text:span text:style-name="a601" text:class-names="">Branches</text:span><text:span text:style-name="a602" text:class-names=""/></text:p>
          </draw:text-box>
          <svg:title/>
          <svg:desc/>
        </draw:frame>
        <draw:frame draw:id="id135" draw:style-name="a608" draw:name="ZoneTexte 69" svg:x="1.50748in" svg:y="0.12937in" svg:width="1.54596in" svg:height="0.40391in">
          <draw:text-box>
            <text:p text:style-name="a607" text:class-names="" text:cond-style-name=""><text:span text:style-name="a605" text:class-names="">Time lines</text:span><text:span text:style-name="a606" text:class-names=""/></text:p>
          </draw:text-box>
          <svg:title/>
          <svg:desc/>
        </draw:frame>
        <draw:custom-shape svg:x="4.87981in" svg:y="2.0108in" svg:width="0.81197in" svg:height="0.23601in" draw:id="id136" draw:style-name="a611" draw:name="Flèche : droite 5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46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52478in" svg:y="2.02195in" svg:width="0.23529in" svg:height="0.21197in" draw:id="id137" draw:style-name="a614" draw:name="Ellipse 54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73758in" svg:height="0.25347in" draw:id="id138" draw:style-name="a617" draw:transform="translate(-0.36879in -0.12673in) rotate(-5.64296) translate(5.0828in 1.76509in)" draw:name="Flèche : droite 55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88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0286in" svg:y="1.27957in" svg:width="2.26648in" svg:height="0.2135in" draw:id="id139" draw:style-name="a620" draw:name="Flèche : droite 58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58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0475in" svg:height="0.26285in" draw:id="id140" draw:style-name="a623" draw:transform="translate(-0.25237in -0.13143in) rotate(-1.03012) translate(5.71574in 1.74295in)" draw:name="Flèche : droite 60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97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4.91592in" svg:y1="1.55507in" svg:x2="5.18648in" svg:y2="1.94133in" draw:id="id141" draw:style-name="a624" draw:name="Connecteur droit 2">
          <svg:title/>
          <svg:desc/>
        </draw:connector>
        <draw:frame draw:id="id142" draw:style-name="a628" draw:name="ZoneTexte 33" svg:x="4.64135in" svg:y="0.61905in" svg:width="1.8474in" svg:height="0.40391in">
          <draw:text-box>
            <text:p text:style-name="a627" text:class-names="" text:cond-style-name=""><text:span text:style-name="a625" text:class-names="">Conflicts</text:span><text:span text:style-name="a626" text:class-names=""/></text:p>
          </draw:text-box>
          <svg:title/>
          <svg:desc/>
        </draw:frame>
        <draw:connector draw:type="line" svg:x1="5.0828in" svg:y1="1.02295in" svg:x2="5.07891in" svg:y2="1.54728in" draw:id="id143" draw:style-name="a629" draw:name="Connecteur droit 39">
          <svg:title/>
          <svg:desc/>
        </draw:connector>
        <draw:frame draw:id="id144" draw:style-name="a633" draw:name="ZoneTexte 64" svg:x="5.82115in" svg:y="0.68525in" svg:width="1.8474in" svg:height="0.40391in">
          <draw:text-box>
            <text:p text:style-name="a632" text:class-names="" text:cond-style-name=""><text:span text:style-name="a630" text:class-names="">Git pul</text:span><text:span text:style-name="a631" text:class-names="">l</text:span></text:p>
          </draw:text-box>
          <svg:title/>
          <svg:desc/>
        </draw:frame>
        <draw:connector draw:type="line" svg:x1="6.16889in" svg:y1="1.12116in" svg:x2="5.82693in" svg:y2="1.65295in" draw:id="id145" draw:style-name="a634" draw:name="Connecteur droit 4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77" draw:display-name="Dash" draw:style="rect" draw:dots1="1" draw:dots1-length="0.03125in" draw:dots2="0" draw:dots2-length="0in" draw:distance="0.03125in"/>
    <draw:stroke-dash draw:name="a585" draw:display-name="Dash" draw:style="rect" draw:dots1="1" draw:dots1-length="0.03125in" draw:dots2="0" draw:dots2-length="0in" draw:distance="0.03125in"/>
    <draw:stroke-dash draw:name="a479" draw:display-name="Dash" draw:style="rect" draw:dots1="1" draw:dots1-length="0.03125in" draw:dots2="0" draw:dots2-length="0in" draw:distance="0.03125in"/>
    <draw:stroke-dash draw:name="a587" draw:display-name="Dash" draw:style="rect" draw:dots1="1" draw:dots1-length="0.03125in" draw:dots2="0" draw:dots2-length="0in" draw:distance="0.03125in"/>
    <draw:stroke-dash draw:name="a475" draw:display-name="Dash" draw:style="rect" draw:dots1="1" draw:dots1-length="0.03125in" draw:dots2="0" draw:dots2-length="0in" draw:distance="0.03125in"/>
    <draw:stroke-dash draw:name="a481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ILAZZO Christopher</meta:initial-creator>
    <dc:creator>MILAZZO Christopher</dc:creator>
    <meta:creation-date>2020-05-17T12:28:35Z</meta:creation-date>
    <dc:date>2020-05-17T14:33:04Z</dc:date>
    <meta:editing-cycles>5</meta:editing-cycles>
    <meta:editing-duration>PT7469S</meta:editing-duration>
    <meta:document-statistic meta:paragraph-count="23" meta:word-count="49"/>
  </office:meta>
</office:document-meta>
</file>